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5.41866666666667cm"/>
    </style:style>
    <style:style style:name="co5" style:family="table-column">
      <style:table-column-properties fo:break-before="auto" style:column-width="6.392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8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Пестравский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number-columns-repeated="4" table:default-cell-style-name="ce7"/>
        <table:table-column table:style-name="co7" table:default-cell-style-name="ce7"/>
        <table:table-column table:style-name="co6" table:number-columns-repeated="1013" table:default-cell-style-name="ce7"/>
        <table:table-column table:style-name="co8" table:number-columns-repeated="15360" table:default-cell-style-name="ce1"/>
        <table:table-column table:style-name="co8" table:default-cell-style-name="ce7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5">
            <text:p>наименований элементов улично-дорожной сети</text:p>
          </table:table-cell>
          <table:table-cell table:number-columns-repeated="1018" table:style-name="ce7"/>
          <table:table-cell table:number-columns-repeated="1536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40 лет Победы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Анюти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Больничны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Восточ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Дач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Доро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Завод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Зареч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Зеле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Кирова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Комиссарски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оммунистиче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омсомол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райнюко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расноармей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раснооктябр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рестья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Куста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Лес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Луг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Май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Ме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Милицейск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Мир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Мир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Молодеж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Наго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Надежды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Нефтя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Н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Обвод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Октябр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Пестравск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Пионерск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Поле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Пролета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р-кт Рабоч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Раздо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Ремеслен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Садовы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ама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вободы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еве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ел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Солнечны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портив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Степ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Строитель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Тру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Ульяно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Физкульту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Хлеборобов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Чапаевск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Шоссей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пер. Юбилей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Пестравка</text:p>
          </table:table-cell>
          <table:table-cell office:value-type="string" table:style-name="ce9">
            <text:p>ул. Ю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Тяглое Озеро</text:p>
          </table:table-cell>
          <table:table-cell office:value-type="string" table:style-name="ce9">
            <text:p>пер. Мир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Тяглое Озеро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с. Тяглое Озеро</text:p>
          </table:table-cell>
          <table:table-cell office:value-type="string" table:style-name="ce9">
            <text:p>ул. Приозе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д. Анютино</text:p>
          </table:table-cell>
          <table:table-cell office:value-type="string" table:style-name="ce9">
            <text:p>ул. Украи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естравка</text:p>
          </table:table-cell>
          <table:table-cell office:value-type="string" table:style-name="ce8">
            <text:p>д. Садовка</text:p>
          </table:table-cell>
          <table:table-cell office:value-type="string" table:style-name="ce9">
            <text:p>ул. Садо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Красная Поляна</text:p>
          </table:table-cell>
          <table:table-cell office:value-type="string" table:style-name="ce9">
            <text:p>ул. Кооператив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Красная Поляна</text:p>
          </table:table-cell>
          <table:table-cell office:value-type="string" table:style-name="ce9">
            <text:p>ул. Крестья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Красная Полян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Красная Поляна</text:p>
          </table:table-cell>
          <table:table-cell office:value-type="string" table:style-name="ce9">
            <text:p>ул. Степана Раз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пер. Водительски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Доро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Крестья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пер. Милицейски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Рабоч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пер. Цветочны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Цен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с.Идакра</text:p>
          </table:table-cell>
          <table:table-cell office:value-type="string" table:style-name="ce9">
            <text:p>ул. Шко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п.Воронцовский</text:p>
          </table:table-cell>
          <table:table-cell office:value-type="string" table:style-name="ce9">
            <text:p>ул. Рабоч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п.Воронцовский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Красная Поляна</text:p>
          </table:table-cell>
          <table:table-cell office:value-type="string" table:style-name="ce8">
            <text:p>п.Вольно-Пролетарский</text:p>
          </table:table-cell>
          <table:table-cell office:value-type="string" table:style-name="ce9">
            <text:p>ул. Пролета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Бобруй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Вол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Елизар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пер. Комсомольски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Ленинград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Молодежная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Республика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Спортив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Степана Раз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Тру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Мосты</text:p>
          </table:table-cell>
          <table:table-cell office:value-type="string" table:style-name="ce9">
            <text:p>ул. Юбилей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Коммунистиче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Магис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Нагор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Фестив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Чапае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Ломовка</text:p>
          </table:table-cell>
          <table:table-cell office:value-type="string" table:style-name="ce9">
            <text:p>ул. Чкало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Тепловка</text:p>
          </table:table-cell>
          <table:table-cell office:value-type="string" table:style-name="ce9">
            <text:p>ул. Атмае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,Тепловка</text:p>
          </table:table-cell>
          <table:table-cell office:value-type="string" table:style-name="ce9">
            <text:p>ул. Глав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Тепловка</text:p>
          </table:table-cell>
          <table:table-cell office:value-type="string" table:style-name="ce9">
            <text:p>пер. Молодеж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,Тепловка</text:p>
          </table:table-cell>
          <table:table-cell office:value-type="string" table:style-name="ce9">
            <text:p>ул. Стандарт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Тепловка</text:p>
          </table:table-cell>
          <table:table-cell office:value-type="string" table:style-name="ce9">
            <text:p>ул. ХХII Партсъезд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,Тепловка</text:p>
          </table:table-cell>
          <table:table-cell office:value-type="string" table:style-name="ce9">
            <text:p>ул. Чкал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Дмитриевк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п.Красный Яр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.Мосты</text:p>
          </table:table-cell>
          <table:table-cell office:value-type="string" table:style-name="ce8">
            <text:p>с.Дмитриевка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ул. Калеган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ул. Клуб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п. МТС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ул. Садово-Дач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ул. Ширшак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Падовка</text:p>
          </table:table-cell>
          <table:table-cell office:value-type="string" table:style-name="ce9">
            <text:p>ул. Шко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Тростянь</text:p>
          </table:table-cell>
          <table:table-cell office:value-type="string" table:style-name="ce9">
            <text:p>ул. Крестьян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Тростянь</text:p>
          </table:table-cell>
          <table:table-cell office:value-type="string" table:style-name="ce9">
            <text:p>ул. Молодё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Тростянь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Тростянь</text:p>
          </table:table-cell>
          <table:table-cell office:value-type="string" table:style-name="ce9">
            <text:p>ул. Хуто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Малоархангельское</text:p>
          </table:table-cell>
          <table:table-cell office:value-type="string" table:style-name="ce9">
            <text:p>ул. Лен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Малоархангельское</text:p>
          </table:table-cell>
          <table:table-cell office:value-type="string" table:style-name="ce9">
            <text:p>ул. Молодё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Малоархангельское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Малоархангельское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Падовка</text:p>
          </table:table-cell>
          <table:table-cell office:value-type="string" table:style-name="ce8">
            <text:p>с.Малоархангельское</text:p>
          </table:table-cell>
          <table:table-cell office:value-type="string" table:style-name="ce9">
            <text:p>ул. Шко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Безымян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пер. Больничны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Завод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Нижний Гурт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пер. Нов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Обвод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Пестра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Специалистов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Строителе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Цен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пер. Школь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Шоссей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Майское</text:p>
          </table:table-cell>
          <table:table-cell office:value-type="string" table:style-name="ce9">
            <text:p>ул. Ю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Верхня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Коммун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Н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Поле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Са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Овсянка</text:p>
          </table:table-cell>
          <table:table-cell office:value-type="string" table:style-name="ce9">
            <text:p>ул. Степ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Кирсанов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пер. Кузнеч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Магис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Майский пер.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Н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Са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Степ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Строителе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Цен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Михеевка</text:p>
          </table:table-cell>
          <table:table-cell office:value-type="string" table:style-name="ce9">
            <text:p>ул. Шоссей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Крюково</text:p>
          </table:table-cell>
          <table:table-cell office:value-type="string" table:style-name="ce9">
            <text:p>ул. Зареч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Крюково</text:p>
          </table:table-cell>
          <table:table-cell office:value-type="string" table:style-name="ce9">
            <text:p>ул. Хлеборобов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Телешовка</text:p>
          </table:table-cell>
          <table:table-cell office:value-type="string" table:style-name="ce9">
            <text:p>ул. Цен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с.Телешовка</text:p>
          </table:table-cell>
          <table:table-cell office:value-type="string" table:style-name="ce9">
            <text:p>пер. Школь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Лозовой</text:p>
          </table:table-cell>
          <table:table-cell office:value-type="string" table:style-name="ce9">
            <text:p>пер. Степно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Лозовой</text:p>
          </table:table-cell>
          <table:table-cell office:value-type="string" table:style-name="ce9">
            <text:p>ул. Центра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йское</text:p>
          </table:table-cell>
          <table:table-cell office:value-type="string" table:style-name="ce8">
            <text:p>п.Лозовой</text:p>
          </table:table-cell>
          <table:table-cell office:value-type="string" table:style-name="ce9">
            <text:p>пер. Школьный<text:s/>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пер. Буденного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Дзержинского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Завод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Комсомоль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Красноармей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Лес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Са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Степ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Строителе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Высокое</text:p>
          </table:table-cell>
          <table:table-cell office:value-type="string" table:style-name="ce8">
            <text:p>с.Высокое</text:p>
          </table:table-cell>
          <table:table-cell office:value-type="string" table:style-name="ce9">
            <text:p>ул. Телеграф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Черненькое</text:p>
          </table:table-cell>
          <table:table-cell office:value-type="string" table:style-name="ce9">
            <text:p>ул. Гагар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Черненькое</text:p>
          </table:table-cell>
          <table:table-cell office:value-type="string" table:style-name="ce9">
            <text:p>ул. Терешковой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Калин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Кир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Куйбыше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Лен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Н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Ново-Хуто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Пенько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Поле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Степана Раз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Строите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арьевка</text:p>
          </table:table-cell>
          <table:table-cell office:value-type="string" table:style-name="ce8">
            <text:p>с.Марьевка</text:p>
          </table:table-cell>
          <table:table-cell office:value-type="string" table:style-name="ce9">
            <text:p>ул. Чапаев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Комсомольская 1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Комсомольская 2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Мичурина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Молод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Набереж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Н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Ново-Са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Пионер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Поле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Садов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Советск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style-name="ro2">
          <table:table-cell table:style-name="ce8"/>
          <table:table-cell office:value-type="string" table:style-name="ce8">
            <text:p>Пестравский</text:p>
          </table:table-cell>
          <table:table-cell office:value-type="string" table:style-name="ce8">
            <text:p>СП Михайло-Овсянка</text:p>
          </table:table-cell>
          <table:table-cell office:value-type="string" table:style-name="ce8">
            <text:p>с.Михайло-Овсянка</text:p>
          </table:table-cell>
          <table:table-cell office:value-type="string" table:style-name="ce9">
            <text:p>ул. Школьная</text:p>
          </table:table-cell>
          <table:table-cell table:number-columns-repeated="13" table:style-name="ce7"/>
          <table:table-cell table:number-columns-repeated="16366" table:style-name="ce1"/>
        </table:table-row>
        <table:table-row table:number-rows-repeated="10483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0-27T13:51:32Z</dc:date>
    <meta:print-date>2019-09-03T05:33:55Z</meta:print-date>
    <meta:editing-cycles>8</meta:editing-cycles>
    <meta:editing-duration>PT14096S</meta:editing-duration>
  </office:meta>
</office:document-meta>
</file>